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7.570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7b59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ff7b59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number-columns-repeated="16373" table:default-cell-style-name="ce1"/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MRP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Selling Price</text:p>
          </table:table-cell>
          <table:table-cell office:value-type="string" calcext:value-type="string">
            <text:p>Sold Price</text:p>
          </table:table-cell>
          <table:table-cell office:value-type="string" calcext:value-type="string">
            <text:p>Year of Purchas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Office ad</text:p>
          </table:table-cell>
          <table:table-cell office:value-type="string" calcext:value-type="string">
            <text:p>Selling Places</text:p>
          </table:table-cell>
          <table:table-cell office:value-type="string" calcext:value-type="string">
            <text:p>Online Links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hoe rack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s://amzn.in/d/5C68po1" xlink:type="simple">https://amzn.in/d/5C68po1</text:a> 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Washing Machine</text:p>
          </table:table-cell>
          <table:table-cell table:style-name="ce2" office:value-type="float" office:value="15225" calcext:value-type="float">
            <text:p>15225</text:p>
          </table:table-cell>
          <table:table-cell table:style-name="ce2"/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x</text:p>
          </table:table-cell>
          <table:table-cell office:value-type="string" calcext:value-type="string">
            <text:p>https://www.bajajmall.in/emi-store/samsung6kgfullyautomatictoploadwashingmachinewa80e5ectl.html?srsltid=AfmBOor1LwlmhPmF6861AiyWh1FTjrIhpIri3GtjSlpqJedcfZT1vieJ   </text:p>
            <text:p><text:a xlink:href="https://www.gadgets360.com/samsung-6-kg-fully-automatic-top-load-washing-machine-wa80e5xec-price-in-india-13714" xlink:type="simple">https://www.gadgets360.com/samsung-6-kg-fully-automatic-top-load-washing-machine-wa80e5xec-price-in-india-13714</text:a></text:p>
            <text:p/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Laptop</text:p>
          </table:table-cell>
          <table:table-cell office:value-type="float" office:value="62500" calcext:value-type="float">
            <text:p>62500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  <table:table-cell office:value-type="string" calcext:value-type="string">
            <text:p>https://www.bajajmall.in/emi-store/samsung6kgfullyautomatictoploadwashingmachinewa80e5ectl.html?srsltid=AfmBOor1LwlmhPmF6861AiyWh1FTjrIhpIri3GtjSlpqJedcfZT1vieJ   </text:p>
            <text:p><text:a xlink:href="https://www.gadgets360.com/samsung-6-kg-fully-automatic-top-load-washing-machine-wa80e5xec-price-in-india-13714" xlink:type="simple">https://www.gadgets360.com/samsung-6-kg-fully-automatic-top-load-washing-machine-wa80e5xec-price-in-india-13714</text:a></text:p>
            <text:p/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mputer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Activa 3G</text:p>
          </table:table-cell>
          <table:table-cell table:style-name="ce5" office:value-type="float" office:value="90000" calcext:value-type="float">
            <text:p>90000</text:p>
          </table:table-cell>
          <table:table-cell table:style-name="ce5"/>
          <table:table-cell table:style-name="ce5" office:value-type="float" office:value="45000" calcext:value-type="float">
            <text:p>45000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table:number-columns-repeated="2"/>
          <table:table-cell table:style-name="ce5" office:value-type="string" calcext:value-type="string">
            <text:p>yes</text:p>
          </table:table-cell>
          <table:table-cell table:style-name="ce5"/>
          <table:table-cell table:style-name="ce10"/>
          <table:table-cell table:style-name="ce5" table:number-columns-repeated="16373"/>
        </table:table-row>
        <table:table-row table:style-name="ro1">
          <table:table-cell office:value-type="string" calcext:value-type="string">
            <text:p>Study Table</text:p>
          </table:table-cell>
          <table:table-cell office:value-type="float" office:value="6800" calcext:value-type="float">
            <text:p>68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x</text:p>
          </table:table-cell>
          <table:table-cell office:value-type="string" calcext:value-type="string">
            <text:p><text:a xlink:href="https://amzn.in/d/8tG6Bjf" xlink:type="simple">https://amzn.in/d/8tG6Bjf</text:a>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ni Fridge</text:p>
          </table:table-cell>
          <table:table-cell office:value-type="string" calcext:value-type="string">
            <text:p>10990(purchased:7990)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s://www.reliancedigital.in/product/hisense-46-litre-2-star-single-door-mini-bar-refrigerator-black-rr46d4sbn-l7gf0d" xlink:type="simple">https://www.reliancedigital.in/product/hisense-46-litre-2-star-single-door-mini-bar-refrigerator-black-rr46d4sbn-l7gf0d</text:a>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acuum cleaner</text:p>
          </table:table-cell>
          <table:table-cell office:value-type="float" office:value="17500" calcext:value-type="float">
            <text:p>17500</text:p>
          </table:table-cell>
          <table:table-cell/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  <text:a xlink:href="https://www.eurekaforbes.com/dp/GFCDEWDX210000/forbes-select-wd-x2-vacuum-cleaner" xlink:type="simple">https://www.eurekaforbes.com/dp/GFCDEWDX210000/forbes-select-wd-x2-vacuum-cleaner</text:a>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attress</text:p>
          </table:table-cell>
          <table:table-cell office:value-type="string" calcext:value-type="string">
            <text:p>7500(purchased: 5000)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x</text:p>
          </table:table-cell>
          <table:table-cell office:value-type="string" calcext:value-type="string">
            <text:p><text:a xlink:href="https://amzn.in/d/g7T0sXw" xlink:type="simple">https://amzn.in/d/g7T0sXw</text:a>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ed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l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airs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ryer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s://glenindia.com/products/electric-rapid-fryer-3-8-litres-1350w-temperature-control-removable-frying-basket-black-3048" xlink:type="simple">https://glenindia.com/products/electric-rapid-fryer-3-8-litres-1350w-temperature-control-removable-frying-basket-black-3048</text:a>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Kindl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<text:a xlink:href="https://www.amazon.in/dp/B0186FF45G?ref_=ppx_hzod_title_dt_b_fed_asin_title_0_0" xlink:type="simple">https://www.amazon.in/dp/B0186FF45G?ref_=ppx_hzod_title_dt_b_fed_asin_title_0_0</text:a> </text:p>
          </table:table-cell>
          <table:table-cell table:number-columns-repeated="16373"/>
        </table:table-row>
        <table:table-row table:style-name="ro1">
          <table:table-cell table:style-name="ce6" office:value-type="string" calcext:value-type="string">
            <text:p>Heater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7"/>
          <table:table-cell table:style-name="ce11"/>
          <table:table-cell table:style-name="ce6" table:number-columns-repeated="16373"/>
        </table:table-row>
        <table:table-row table:style-name="ro1">
          <table:table-cell table:style-name="ce7" office:value-type="string" calcext:value-type="string">
            <text:p>Air Purifier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/>
          <table:table-cell table:style-name="ce7" office:value-type="float" office:value="8000" calcext:value-type="float">
            <text:p>8000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12"/>
          <table:table-cell table:style-name="ce7" table:number-columns-repeated="16373"/>
        </table:table-row>
        <table:table-row table:style-name="ro1">
          <table:table-cell office:value-type="string" calcext:value-type="string">
            <text:p>Small study table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Iron Rack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 table:number-rows-repeated="3">
          <table:table-cell table:style-name="Default" table:number-columns-repeated="9"/>
          <table:table-cell/>
          <table:table-cell table:style-name="Default" table:number-columns-repeated="16373"/>
        </table:table-row>
        <table:table-row table:style-name="ro1">
          <table:table-cell office:value-type="string" calcext:value-type="string">
            <text:p>Electric cooker</text:p>
          </table:table-cell>
          <table:table-cell table:number-columns-repeated="16382"/>
        </table:table-row>
        <table:table-row table:style-name="ro1">
          <table:table-cell table:style-name="ce5" office:value-type="string" calcext:value-type="string">
            <text:p>Phones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table:number-columns-repeated="2"/>
          <table:table-cell table:style-name="ce5" office:value-type="float" office:value="2600" calcext:value-type="float">
            <text:p>2600</text:p>
          </table:table-cell>
          <table:table-cell table:style-name="ce5" table:number-columns-repeated="4"/>
          <table:table-cell table:style-name="ce10"/>
          <table:table-cell table:style-name="ce5" table:number-columns-repeated="16373"/>
        </table:table-row>
        <table:table-row table:style-name="ro1">
          <table:table-cell office:value-type="string" calcext:value-type="string">
            <text:p>Trimm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ebuliz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es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el utensi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terra bag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https://amzn.in/d/5HnFY7c" xlink:type="simple">https://amzn.in/d/5HnFY7c</text:a> 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lant water spray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g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ift cloth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m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Fb- Flat and flatmates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ift sets</text:p>
          </table:table-cell>
          <table:table-cell table:number-columns-repeated="6"/>
          <table:table-cell office:value-type="string" calcext:value-type="string">
            <text:p>y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Wifi rou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dminton Racke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ing machine</text:p>
          </table:table-cell>
          <table:table-cell table:number-columns-repeated="16382"/>
        </table:table-row>
        <table:table-row table:style-name="ro1" table:number-rows-repeated="1048534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8:28:42.315744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00:20:41.060575276</meta:creation-date>
    <dc:date>2025-07-23T19:46:07.739730697</dc:date>
    <meta:editing-duration>P2DT9H7M8S</meta:editing-duration>
    <meta:editing-cycles>31</meta:editing-cycles>
    <meta:generator>LibreOffice/24.2.7.2$Linux_X86_64 LibreOffice_project/420$Build-2</meta:generator>
    <meta:document-statistic meta:table-count="1" meta:cell-count="129" meta:object-count="0"/>
  </office:meta>
</office:document-meta>
</file>